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1" svg:font-family="'Times new roman'" style:font-adornments="Normal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/>
    </style:style>
    <style:style style:name="Tableau1.A" style:family="table-column">
      <style:table-column-properties style:column-width="1.482cm"/>
    </style:style>
    <style:style style:name="Tableau1.B" style:family="table-column">
      <style:table-column-properties style:column-width="15.415cm"/>
    </style:style>
    <style:style style:name="Tableau1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none"/>
    </style:style>
    <style:style style:name="P1" style:family="paragraph" style:parent-style-name="UrbanBody">
      <style:text-properties style:font-name="Times new roman"/>
    </style:style>
    <style:style style:name="P2" style:family="paragraph" style:parent-style-name="UrbanBody">
      <style:text-properties style:font-name="Times new roman" fo:font-size="12pt" style:font-size-asian="12pt" style:font-size-complex="12pt"/>
    </style:style>
    <style:style style:name="P3" style:family="paragraph" style:parent-style-name="UrbanBody">
      <style:paragraph-properties fo:text-align="start" style:justify-single-word="false"/>
      <style:text-properties style:font-name="Times new roman" fo:font-size="12pt" style:font-size-asian="10.5pt"/>
    </style:style>
    <style:style style:name="P4" style:family="paragraph" style:parent-style-name="UrbanBody">
      <style:text-properties style:font-name="Times new roman" fo:language="fr" fo:country="BE"/>
    </style:style>
    <style:style style:name="P5" style:family="paragraph" style:parent-style-name="UrbanBody">
      <style:text-properties style:font-name="Times New Roman1" style:font-name-asian="Times" style:font-name-complex="Times"/>
    </style:style>
    <style:style style:name="P6" style:family="paragraph" style:parent-style-name="Standard">
      <style:text-properties style:font-name="Times new roman" fo:font-size="12pt" style:font-size-asian="12pt" style:font-size-complex="12pt"/>
    </style:style>
    <style:style style:name="P7" style:family="paragraph" style:parent-style-name="UrbanBody">
      <style:text-properties style:font-name="Times new roman"/>
    </style:style>
    <style:style style:name="P8" style:family="paragraph" style:parent-style-name="UrbanBody">
      <style:paragraph-properties fo:text-align="start" style:justify-single-word="false"/>
      <style:text-properties style:font-name="Times new roman" fo:font-size="12pt" fo:language="en" fo:country="GB" style:font-size-asian="10.5pt"/>
    </style:style>
    <style:style style:name="P9" style:family="paragraph" style:parent-style-name="UrbanBody">
      <style:text-properties style:font-name="Times new roman" fo:language="en" fo:country="GB"/>
    </style:style>
    <style:style style:name="P10" style:family="paragraph" style:parent-style-name="UrbanBody" style:list-style-name="L1">
      <style:text-properties style:font-name="Times new roman"/>
    </style:style>
    <style:style style:name="P11" style:family="paragraph" style:parent-style-name="UrbanBody">
      <style:text-properties style:font-name="Times new roman" fo:font-size="10pt" fo:language="en" fo:country="GB" style:font-size-asian="10pt" style:font-size-complex="10pt"/>
    </style:style>
    <style:style style:name="P12" style:family="paragraph" style:parent-style-name="UrbanTable" style:list-style-name="L4"/>
    <style:style style:name="P13" style:family="paragraph" style:parent-style-name="UrbanTable">
      <style:paragraph-properties fo:text-align="start" style:justify-single-word="false"/>
      <style:text-properties style:font-name="Times New Roman" fo:font-size="12pt" style:font-size-asian="10.5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Times New Roman1" fo:font-size="12pt" style:font-size-asian="12pt" style:font-size-complex="12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language="en" fo:country="GB" style:font-size-asian="12pt" style:font-size-complex="12pt"/>
    </style:style>
    <style:style style:name="T7" style:family="text">
      <style:text-properties fo:language="en" fo:country="GB"/>
    </style:style>
    <style:style style:name="T8" style:family="text">
      <style:text-properties style:text-underline-style="solid" style:text-underline-width="auto" style:text-underline-color="font-color"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Times new roman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5"><text:span text:style-name="T17">do text</text:span></text:p><text:p text:style-name="P15"><text:span text:style-name="T17">from document(at=header, format='odt')</text:span></text:p></office:annotation>Import depuis header.odt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UrbanTitle">Fiche technique du service urbanisme</text:p>
      <text:p text:style-name="UrbanTitle"/>
      <text:p text:style-name="UrbanBody"><text:span text:style-name="T1"><office:annotation><dc:creator>sde </dc:creator><dc:date>2011-07-27T10:02:17</dc:date><text:p text:style-name="P14"><text:span text:style-name="T15">do text</text:span></text:p><text:p text:style-name="P14"><text:span text:style-name="T1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4"><text:span text:style-name="T13">do text if len(self.getNotaryContact()) &gt; 1</text:span></text:p></office:annotation><text:span text:style-name="T3">Demandeurs :</text:span> <text:text-input text:description="Demandeurs">self.getApplicants() and self.getApplicantsSignaletic() or self.getNotariesSignaletic()</text:text-input></text:p>
      <text:p text:style-name="UrbanBody"><office:annotation><dc:creator>Gauthier Bastien</dc:creator><dc:date>2011-02-16T16:13:21</dc:date><text:p text:style-name="P14"><text:span text:style-name="T14">do text if not len(self.getNotaryContact()) &gt; 1</text:span></text:p></office:annotation><text:span text:style-name="T3">Demandeur :</text:span> <text:s/><text:text-input text:description="Demandeurs">self.getApplicants() and self.getApplicantsSignaletic() or self.getNotariesSignaletic()</text:text-input></text:p>
      <text:p text:style-name="UrbanBody"><text:span text:style-name="T3">Objet :</text:span> <text:text-input text:description="Objet des travaux">self.getLicenceSubject()</text:text-input></text:p>
      <text:p text:style-name="UrbanBody"><text:span text:style-name="T3">Situation : </text:span><text:text-input text:description="Situation des travaux">self.getWorkLocationSignaletic()</text:text-input></text:p>
      <text:p text:style-name="UrbanBody"/>
      <text:p text:style-name="UrbanBody"/>
      <text:p text:style-name="UrbanTitle2">AVIS TECHNIQUE</text:p>
      <text:p text:style-name="UrbanTitle2"/>
      <text:p text:style-name="P2"><text:span text:style-name="T3">Date de réception :</text:span> <text:text-input text:description="Evénement-Date de réception">tool.formatDate(urbanEventObj.getReceiptDate())</text:text-input></text:p>
      <text:p text:style-name="P2"><text:span text:style-name="T3">Date d’envoi aux services techniques : </text:span><text:span text:style-name="T9"><text:text-input text:description="Evénement-Date (délivré le)">urbanEventObj.getFormattedDate(forDelivery=True)</text:text-input></text:span><text:span text:style-name="T9"> </text:span><text:span text:style-name="T2">retour pour le </text:span><text:span text:style-name="T9"><text:text-input text:description="Evénement-Date de réception">tool.formatDate(urbanEventObj.getEndDate())</text:text-input></text:span></text:p>
      <text:p text:style-name="Standard"/>
      <text:p text:style-name="P6">Complèté le………..</text:p>
      <text:p text:style-name="P6">Complet  / <text:s/>Incomplet<text:tab/><text:tab/>Complet <text:s text:c="2"/>/ <text:s text:c="2"/>Incomplet</text:p>
      <text:p text:style-name="P6">Le <text:tab/><text:tab/><text:tab/><text:tab/>Le</text:p>
      <text:p text:style-name="Standard"/>
      <text:p text:style-name="Horizontal_20_Line"/>
      <text:p text:style-name="UrbanBody">Le bien en cause 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list xml:id="list671288529" text:style-name="L4">
              <text:list-item>
                <text:p text:style-name="P12"><office:annotation><dc:creator>Gauthier Bastien</dc:creator><dc:date>2011-01-03T12:18:15</dc:date><text:p text:style-name="P14"><text:span text:style-name="T12">do row for elt in self.getSpecificFeaturesForTemplate()</text:span></text:p></office:annotation></text:p>
              </text:list-item>
            </text:list>
          </table:table-cell>
          <table:table-cell table:style-name="Tableau1.A1" office:value-type="string">
            <text:p text:style-name="UrbanTable"><office:annotation><dc:creator>Gauthier Bastien</dc:creator><dc:date>2011-01-03T12:39:14</dc:date><text:p text:style-name="P14"><text:span text:style-name="T12">do text</text:span></text:p><text:p text:style-name="P14"><text:span text:style-name="T12">from xhtml(elt)</text:span></text:p></office:annotation>elt.Description</text:p>
          </table:table-cell>
        </table:table-row>
      </table:table>
      <text:p text:style-name="P11"/>
      <text:p text:style-name="Horizontal_20_Line"/>
      <text:p text:style-name="UrbanBody"><text:span text:style-name="T10">Service(s) ou Commission(s) Extérieur(s) à consulter :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3"><office:annotation><dc:creator>Gauthier Bastien</dc:creator><dc:date>2011-01-03T12:18:15</dc:date><text:p text:style-name="P14"><text:span text:style-name="T12">do row for elt in self.getOpinionsToAskForWorks(theObjects=True)</text:span></text:p></office:annotation><text:span text:style-name="T3"><text:text-input text:description="Titre de l'avis">elt.Title()</text:text-input></text:span></text:p>
            <text:p text:style-name="P13"><office:annotation><dc:creator>Gauthier Bastien</dc:creator><dc:date>2012-01-05T14:14:03</dc:date><text:p text:style-name="P14"><text:span text:style-name="T11">do text</text:span></text:p><text:p text:style-name="P14"><text:span text:style-name="T11">from xhtml(elt.Description())</text:span></text:p></office:annotation>Description</text:p>
          </table:table-cell>
        </table:table-row>
      </table:table>
      <text:p text:style-name="UrbanBody"><text:span text:style-name="T10"><text:tab/></text:span></text:p>
      <text:p text:style-name="Horizontal_20_Line"/>
      <text:p text:style-name="P1">Agent traitant :</text:p>
      <text:p text:style-name="P1"><text:soft-page-break/><office:annotation><dc:creator>urban</dc:creator><dc:date>0000-00-00T00:00:00</dc:date><text:p>do text </text:p><text:p>from xhtml(self.portal_urban.decorateHTML('UrbanBody',self.getFolderManagersSignaletic()))</text:p></office:annotation></text:p>
      <text:p text:style-name="P1"/>
      <text:p text:style-name="P1">Date : </text:p>
      <text:p text:style-name="P4"><text:text-input text:description="Evénement-Date">urbanEventObj.getFormattedDate(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1" svg:font-family="'Times new roman'" style:font-adornments="Normal" style:font-family-generic="roman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-1.501cm" fo:margin-right="0cm" fo:margin-top="0cm" fo:margin-bottom="0cm" fo:text-indent="0cm" style:auto-text-indent="false" fo:keep-with-next="always"/>
      <style:text-properties style:font-name="Arial"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class="text">
      <style:paragraph-properties fo:margin="100%" fo:margin-left="-1.501cm" fo:margin-right="0cm" fo:margin-top="0cm" fo:margin-bottom="0cm" fo:text-indent="0cm" style:auto-text-indent="false"/>
      <style:text-properties style:font-name="Comic Sans MS" fo:font-size="11pt" fo:language="fr" fo:country="FR" style:font-size-asian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iked" style:family="paragraph">
      <style:text-properties style:text-line-through-style="solid" style:font-name="Times new roman1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9z0" style:family="text">
      <style:text-properties style:font-name="Webdings" style:font-name-asian="Times New Roman1" style:font-name-complex="Times New Roman1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2z0" style:family="text">
      <style:text-properties style:font-name="Symbol"/>
    </style:style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Bullet_20_Symbols" text:bullet-char="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ebdings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86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6-20T08:47:21</dc:date>
    <dc:creator>Simon Delcourt</dc:creator>
    <meta:editing-duration>PT12H16M30S</meta:editing-duration>
    <meta:editing-cycles>97</meta:editing-cycles>
    <meta:generator>LibreOffice/3.5$Linux_x86 LibreOffice_project/350m1$Build-2</meta:generator>
    <meta:document-statistic meta:table-count="2" meta:image-count="0" meta:object-count="0" meta:page-count="2" meta:paragraph-count="25" meta:word-count="95" meta:character-count="846" meta:non-whitespace-character-count="790"/>
  </office:meta>
</office:document-meta>
</file>